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08000" fo:font-weight="bold" style:font-weight-asian="bold" style:font-weight-complex="bold"/>
    </style:style>
    <style:style style:name="ce4" style:family="table-cell" style:parent-style-name="Default" style:data-style-name="N0">
      <style:text-properties style:text-line-through-style="solid"/>
    </style:style>
    <style:style style:name="ce5" style:family="table-cell" style:parent-style-name="Default" style:data-style-name="N0">
      <style:text-properties fo:color="#548235" fo:font-weight="bold" style:font-weight-asian="bold" style:font-weight-complex="bold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556875cm" style:use-optimal-column-width="true"/>
    </style:style>
    <style:style style:name="co3" style:family="table-column">
      <style:table-column-properties fo:break-before="auto" style:column-width="8.74447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sk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Environment</text:p>
          </table:table-cell>
          <table:table-cell office:value-type="string" table:style-name="ce2">
            <text:p>Exclude folders/files from Gi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Investigate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2">
            <text:p>Get screen fixed!!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eer Listing</text:p>
          </table:table-cell>
          <table:table-cell office:value-type="string" table:style-name="ce3">
            <text:p>Content – populate current images &amp; display taken da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5">
            <text:p>Publish to live - Courie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- GA &amp; basic styli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ltering (full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On pop up, scroll to to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Basic search across text field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Basic search UI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p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ing</text:p>
          </table:table-cell>
          <table:table-cell table:number-columns-repeated="16382"/>
        </table:table-row>
        <table:table-row table:number-rows-repeated="1048538" table:style-name="ro2">
          <table:table-cell table:number-columns-repeated="16384"/>
        </table:table-row>
      </table:table>
      <table:table table:name="Tasks_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4">
            <text:p>Setup SQL Server databas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ource control syste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etermine what not to check in and exclu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Install Couri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Block local IP from G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clude folders/files from Git</text:p>
          </table:table-cell>
          <table:table-cell office:value-type="string" table:style-name="ce1">
            <text:p>Sort &amp; tidy this up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Still worth doing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Get Surface Pro 4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4">
            <text:p>Plan rough doc type stru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 type ic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Allow background image per pag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de/file archite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Navigation ba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Get content loader finished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et screen fixed!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Use generic property gett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4">
            <text:p>Holding page with Umbrac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ument type</text:p>
          </table:table-cell>
          <table:table-cell office:value-type="string" table:style-name="ce1">
            <text:p>Probaby just heading for now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emplate with Google ma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office:value-type="string" table:style-name="ce1">
            <text:p>Determine field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4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empl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Styl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get iCloud photos work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organise 2015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collect photo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Content – populate current images &amp; display taken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- fetch rest of images and name/categoris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FB review p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Spacing between ti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resiz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renam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ublish to live - code</text:p>
          </table:table-cell>
          <table:table-cell office:value-type="string" table:style-name="ce1">
            <text:p>: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Publish to live - Courier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Implement using date taken from phot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Default sorting</text:p>
          </table:table-cell>
          <table:table-cell office:value-type="string" table:style-name="ce1">
            <text:p>By photo data most recent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orting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4">
            <text:p>Filtering – by Count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(full)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ument type (initial pass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how beer details on popu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untry pick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untry (flag) on model – displa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tyling (popup) – initial pa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ake country text from parent no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Restyle ti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On pop up, scroll to t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4">
            <text:p>Event – beer click/view</text:p>
          </table:table-cell>
          <table:table-cell table:number-columns-repeated="16382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Duncan Fisher</dc:creator>
    <meta:creation-date>2009-04-16T11:32:48Z</meta:creation-date>
    <dc:date>2016-10-10T20:02:40Z</dc:date>
    <meta:editing-cycles>69</meta:editing-cycles>
    <meta:editing-duration>PT3308977S</meta:editing-duration>
    <meta:user-defined meta:name="Info 1"/>
    <meta:user-defined meta:name="Info 2"/>
    <meta:user-defined meta:name="Info 3"/>
    <meta:user-defined meta:name="Info 4"/>
  </office:meta>
</office:document-meta>
</file>